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717c" officeooo:paragraph-rsid="000b717c"/>
    </style:style>
    <style:style style:name="P2" style:family="paragraph" style:parent-style-name="Standard">
      <style:text-properties officeooo:rsid="000b8e6d" officeooo:paragraph-rsid="000b8e6d"/>
    </style:style>
    <style:style style:name="T1" style:family="text">
      <style:text-properties officeooo:rsid="000b8e6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read the bosh CAN-bus menual. The menual give<text:span text:style-name="T1">s</text:span> you information abaut the CAN voltage(5-15v) the transfere rate and the resistent that you <text:span text:style-name="T1">shuld</text:span> have in your <text:span text:style-name="T1">electronic </text:span>circle.</text:p>
      <text:p text:style-name="P1">I lern<text:span text:style-name="T1">ed</text:span> how to use the CAN-bus more presise and <text:span text:style-name="T1">in a </text:span>smarter <text:span text:style-name="T1">way</text:span>, <text:span text:style-name="T1">I</text:span> now kno<text:span text:style-name="T1">w</text:span> what you can and can’t do.</text:p>
      <text:p text:style-name="P1">Now i can CAN the robot smarter and use multiple can interface, with difrent speeds.</text:p>
      <text:p text:style-name="P1">In the next robot the electronic will be smarter shorter (sory) and a lot more efishant and robast.</text:p>
      <text:p text:style-name="P1"/>
      <text:p text:style-name="P2">The CAN-bus use two wire with voltage difrent that short tosend Data.</text:p>
      <text:p text:style-name="P2">There arent difine conection to the can wireing and you can chose the CAN colors, but if you want to be anderstud you shuld use yellow to CAN high and green to can low.</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2T18:52:13.215034722</meta:creation-date>
    <dc:date>2023-04-02T19:23:58.508841233</dc:date>
    <meta:editing-duration>PT21M35S</meta:editing-duration>
    <meta:editing-cycles>2</meta:editing-cycles>
    <meta:generator>LibreOffice/7.0.4.2$Linux_X86_64 LibreOffice_project/00$Build-2</meta:generator>
    <meta:document-statistic meta:table-count="0" meta:image-count="0" meta:object-count="0" meta:page-count="1" meta:paragraph-count="6" meta:word-count="131" meta:character-count="701" meta:non-whitespace-character-count="576"/>
  </office:meta>
</office:document-meta>
</file>